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T-6235">
            <text:p>T-6235</text:p>
          </table:table-cell>
          <table:table-cell office:value-type="float" office:value="78.29">
            <text:p>78.29</text:p>
          </table:table-cell>
          <table:table-cell office:value-type="float" office:value="14.036">
            <text:p>14.036</text:p>
          </table:table-cell>
          <table:table-cell office:value-type="float" office:value="9110.0">
            <text:p>9110.0</text:p>
          </table:table-cell>
          <table:table-cell office:value-type="float" office:value="90.0">
            <text:p>90.0</text:p>
          </table:table-cell>
          <table:table-cell office:value-type="string" office:value="Shell valves of Modiolus modiolus">
            <text:p>Shell valves of Modiolus modio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Lu-2138">
            <text:p>Lu-2138</text:p>
          </table:table-cell>
          <table:table-cell office:value-type="float" office:value="78.434">
            <text:p>78.434</text:p>
          </table:table-cell>
          <table:table-cell office:value-type="float" office:value="14.556">
            <text:p>14.556</text:p>
          </table:table-cell>
          <table:table-cell office:value-type="float" office:value="9630.0">
            <text:p>9630.0</text:p>
          </table:table-cell>
          <table:table-cell office:value-type="float" office:value="90.0">
            <text:p>90.0</text:p>
          </table:table-cell>
          <table:table-cell office:value-type="string" office:value="Shell valves of Mya truncata">
            <text:p>Shell valves of 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8.0">
            <text:p>1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T-6282">
            <text:p>T-6282</text:p>
          </table:table-cell>
          <table:table-cell office:value-type="float" office:value="78.271">
            <text:p>78.271</text:p>
          </table:table-cell>
          <table:table-cell office:value-type="float" office:value="14.048">
            <text:p>14.048</text:p>
          </table:table-cell>
          <table:table-cell office:value-type="float" office:value="10120.0">
            <text:p>10120.0</text:p>
          </table:table-cell>
          <table:table-cell office:value-type="float" office:value="110.0">
            <text:p>110.0</text:p>
          </table:table-cell>
          <table:table-cell office:value-type="string" office:value="Shell valves of Hiatella arctica">
            <text:p>Shell valves of 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8.0">
            <text:p>2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T-6284">
            <text:p>T-6284</text:p>
          </table:table-cell>
          <table:table-cell office:value-type="float" office:value="78.29">
            <text:p>78.29</text:p>
          </table:table-cell>
          <table:table-cell office:value-type="float" office:value="14.036">
            <text:p>14.036</text:p>
          </table:table-cell>
          <table:table-cell office:value-type="float" office:value="8650.0">
            <text:p>8650.0</text:p>
          </table:table-cell>
          <table:table-cell office:value-type="float" office:value="90.0">
            <text:p>90.0</text:p>
          </table:table-cell>
          <table:table-cell office:value-type="string" office:value="Shell valves of Mytilus edulis">
            <text:p>Shell valves of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T-6285">
            <text:p>T-6285</text:p>
          </table:table-cell>
          <table:table-cell office:value-type="float" office:value="78.29">
            <text:p>78.29</text:p>
          </table:table-cell>
          <table:table-cell office:value-type="float" office:value="14.036">
            <text:p>14.036</text:p>
          </table:table-cell>
          <table:table-cell office:value-type="float" office:value="9410.0">
            <text:p>9410.0</text:p>
          </table:table-cell>
          <table:table-cell office:value-type="float" office:value="110.0">
            <text:p>110.0</text:p>
          </table:table-cell>
          <table:table-cell office:value-type="string" office:value="Shell valves of Mytilus edulis">
            <text:p>Shell valves of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T-6286">
            <text:p>T-6286</text:p>
          </table:table-cell>
          <table:table-cell office:value-type="float" office:value="78.29">
            <text:p>78.29</text:p>
          </table:table-cell>
          <table:table-cell office:value-type="float" office:value="14.036">
            <text:p>14.036</text:p>
          </table:table-cell>
          <table:table-cell office:value-type="float" office:value="9940.0">
            <text:p>9940.0</text:p>
          </table:table-cell>
          <table:table-cell office:value-type="float" office:value="100.0">
            <text:p>100.0</text:p>
          </table:table-cell>
          <table:table-cell office:value-type="string" office:value="Shell valves of Mya truncata and Hiatella arctica">
            <text:p>Shell valves of 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T-6287">
            <text:p>T-6287</text:p>
          </table:table-cell>
          <table:table-cell office:value-type="float" office:value="78.29">
            <text:p>78.29</text:p>
          </table:table-cell>
          <table:table-cell office:value-type="float" office:value="14.036">
            <text:p>14.036</text:p>
          </table:table-cell>
          <table:table-cell office:value-type="float" office:value="10160.0">
            <text:p>10160.0</text:p>
          </table:table-cell>
          <table:table-cell office:value-type="float" office:value="110.0">
            <text:p>110.0</text:p>
          </table:table-cell>
          <table:table-cell office:value-type="string" office:value="Shell fragments">
            <text:p>Shell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6.0">
            <text:p>4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T-6288">
            <text:p>T-6288</text:p>
          </table:table-cell>
          <table:table-cell office:value-type="float" office:value="78.27">
            <text:p>78.27</text:p>
          </table:table-cell>
          <table:table-cell office:value-type="float" office:value="14.101">
            <text:p>14.101</text:p>
          </table:table-cell>
          <table:table-cell office:value-type="float" office:value="8500.0">
            <text:p>8500.0</text:p>
          </table:table-cell>
          <table:table-cell office:value-type="float" office:value="100.0">
            <text:p>100.0</text:p>
          </table:table-cell>
          <table:table-cell office:value-type="string" office:value="Shell valves of Mytilus edulis">
            <text:p>Shell valves of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.6">
            <text:p>10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T-6289">
            <text:p>T-6289</text:p>
          </table:table-cell>
          <table:table-cell office:value-type="float" office:value="78.327">
            <text:p>78.327</text:p>
          </table:table-cell>
          <table:table-cell office:value-type="float" office:value="14.234">
            <text:p>14.234</text:p>
          </table:table-cell>
          <table:table-cell office:value-type="float" office:value="5590.0">
            <text:p>5590.0</text:p>
          </table:table-cell>
          <table:table-cell office:value-type="float" office:value="80.0">
            <text:p>80.0</text:p>
          </table:table-cell>
          <table:table-cell office:value-type="string" office:value="Whale cranium">
            <text:p>Whale cranium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T-8629">
            <text:p>T-8629</text:p>
          </table:table-cell>
          <table:table-cell office:value-type="float" office:value="78.29">
            <text:p>78.29</text:p>
          </table:table-cell>
          <table:table-cell office:value-type="float" office:value="14.036">
            <text:p>14.036</text:p>
          </table:table-cell>
          <table:table-cell office:value-type="float" office:value="8370.0">
            <text:p>8370.0</text:p>
          </table:table-cell>
          <table:table-cell office:value-type="float" office:value="100.0">
            <text:p>100.0</text:p>
          </table:table-cell>
          <table:table-cell office:value-type="string" office:value="Shell valves of Mya truncata">
            <text:p>Shell valves of 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Lu-2139">
            <text:p>Lu-2139</text:p>
          </table:table-cell>
          <table:table-cell office:value-type="float" office:value="78.436">
            <text:p>78.436</text:p>
          </table:table-cell>
          <table:table-cell office:value-type="float" office:value="14.577">
            <text:p>14.577</text:p>
          </table:table-cell>
          <table:table-cell office:value-type="float" office:value="8130.0">
            <text:p>8130.0</text:p>
          </table:table-cell>
          <table:table-cell office:value-type="float" office:value="80.0">
            <text:p>80.0</text:p>
          </table:table-cell>
          <table:table-cell office:value-type="string" office:value="Shell valves of Mytilus edulis">
            <text:p>Shell valves of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Lu-2364">
            <text:p>Lu-2364</text:p>
          </table:table-cell>
          <table:table-cell office:value-type="float" office:value="78.448">
            <text:p>78.448</text:p>
          </table:table-cell>
          <table:table-cell office:value-type="float" office:value="14.446">
            <text:p>14.446</text:p>
          </table:table-cell>
          <table:table-cell office:value-type="float" office:value="9950.0">
            <text:p>9950.0</text:p>
          </table:table-cell>
          <table:table-cell office:value-type="float" office:value="90.0">
            <text:p>90.0</text:p>
          </table:table-cell>
          <table:table-cell office:value-type="string" office:value="Shell valves of Hiatella arctica">
            <text:p>Shell valves of 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9.0">
            <text:p>1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  <table:table-row>
          <table:table-cell office:value-type="string" office:value="Erdmann">
            <text:p>Erdmann</text:p>
          </table:table-cell>
          <table:table-cell office:value-type="string" office:value="radiocarbon">
            <text:p>radiocarbon</text:p>
          </table:table-cell>
          <table:table-cell office:value-type="string" office:value="T-6283">
            <text:p>T-6283</text:p>
          </table:table-cell>
          <table:table-cell office:value-type="float" office:value="78.29">
            <text:p>78.29</text:p>
          </table:table-cell>
          <table:table-cell office:value-type="float" office:value="14.036">
            <text:p>14.036</text:p>
          </table:table-cell>
          <table:table-cell office:value-type="float" office:value="8120.0">
            <text:p>8120.0</text:p>
          </table:table-cell>
          <table:table-cell office:value-type="float" office:value="90.0">
            <text:p>90.0</text:p>
          </table:table-cell>
          <table:table-cell office:value-type="string" office:value="Shell valves of Mytilus edulis">
            <text:p>Shell valves of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0,FormanEtal2004">
            <text:p>SalvigsenEtal1990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